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officeooo:rsid="001b235a" officeooo:paragraph-rsid="001b235a" style:font-size-asian="15pt" style:font-style-asian="normal" style:font-size-complex="15pt" style:font-style-complex="normal"/>
    </style:style>
    <style:style style:name="P2" style:family="paragraph" style:parent-style-name="Standard">
      <style:text-properties fo:font-size="15pt" fo:font-style="normal" officeooo:rsid="003023a9" officeooo:paragraph-rsid="003023a9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fo:font-style="normal" fo:font-weight="bold" officeooo:rsid="000dd8d2" officeooo:paragraph-rsid="001566c8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font-style="normal" fo:font-weight="bold" officeooo:rsid="00648c56" officeooo:paragraph-rsid="001566c8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font-style="normal" fo:font-weight="normal" officeooo:rsid="0041b472" officeooo:paragraph-rsid="0041b472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5pt" fo:font-style="normal" fo:font-weight="normal" officeooo:rsid="004fb686" officeooo:paragraph-rsid="004fb686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font-style="normal" fo:font-weight="normal" officeooo:rsid="0059f366" officeooo:paragraph-rsid="0059f366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font-style="normal" officeooo:rsid="003023a9" officeooo:paragraph-rsid="003023a9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officeooo:rsid="003023a9" officeooo:paragraph-rsid="00929ac2" style:font-size-asian="15pt" style:font-style-asian="normal" style:font-size-complex="15pt" style:font-style-complex="normal"/>
    </style:style>
    <style:style style:name="P10" style:family="paragraph" style:parent-style-name="Standard">
      <style:text-properties fo:font-size="15pt" fo:font-style="normal" officeooo:rsid="001b235a" officeooo:paragraph-rsid="001b235a" style:font-size-asian="15pt" style:font-style-asian="normal" style:font-size-complex="15pt" style:font-style-complex="normal"/>
    </style:style>
    <style:style style:name="P11" style:family="paragraph" style:parent-style-name="Standard">
      <style:text-properties fo:font-size="15pt" fo:font-style="normal" officeooo:rsid="007f6b39" officeooo:paragraph-rsid="007f6b39" style:font-size-asian="15pt" style:font-style-asian="normal" style:font-size-complex="15pt" style:font-style-complex="normal"/>
    </style:style>
    <style:style style:name="P12" style:family="paragraph" style:parent-style-name="Standard">
      <style:text-properties fo:font-size="15pt" fo:font-style="normal" officeooo:rsid="008aa988" officeooo:paragraph-rsid="008aa988" style:font-size-asian="15pt" style:font-style-asian="normal" style:font-size-complex="15pt" style:font-style-complex="normal"/>
    </style:style>
    <style:style style:name="P13" style:family="paragraph" style:parent-style-name="Standard">
      <style:text-properties fo:font-size="15pt" fo:font-style="normal" officeooo:rsid="003ecf59" officeooo:paragraph-rsid="003ecf59" style:font-size-asian="15pt" style:font-style-asian="normal" style:font-size-complex="15pt" style:font-style-complex="normal"/>
    </style:style>
    <style:style style:name="P14" style:family="paragraph" style:parent-style-name="Standard">
      <style:text-properties fo:font-size="15pt" fo:font-style="normal" officeooo:rsid="0097bf88" officeooo:paragraph-rsid="0097bf88" style:font-size-asian="15pt" style:font-style-asian="normal" style:font-size-complex="15pt" style:font-style-complex="normal"/>
    </style:style>
    <style:style style:name="T1" style:family="text">
      <style:text-properties officeooo:rsid="004d785c"/>
    </style:style>
    <style:style style:name="T2" style:family="text">
      <style:text-properties officeooo:rsid="00420c23"/>
    </style:style>
    <style:style style:name="T3" style:family="text">
      <style:text-properties officeooo:rsid="00518ac1"/>
    </style:style>
    <style:style style:name="T4" style:family="text">
      <style:text-properties officeooo:rsid="005e94da"/>
    </style:style>
    <style:style style:name="T5" style:family="text">
      <style:text-properties officeooo:rsid="006124ba"/>
    </style:style>
    <style:style style:name="T6" style:family="text">
      <style:text-properties officeooo:rsid="006cffdc"/>
    </style:style>
    <style:style style:name="T7" style:family="text">
      <style:text-properties officeooo:rsid="0070a642"/>
    </style:style>
    <style:style style:name="T8" style:family="text">
      <style:text-properties officeooo:rsid="0072320e"/>
    </style:style>
    <style:style style:name="T9" style:family="text">
      <style:text-properties officeooo:rsid="00743bb6"/>
    </style:style>
    <style:style style:name="T10" style:family="text">
      <style:text-properties officeooo:rsid="00806c2e"/>
    </style:style>
    <style:style style:name="T11" style:family="text">
      <style:text-properties officeooo:rsid="008bbf6b"/>
    </style:style>
    <style:style style:name="T12" style:family="text">
      <style:text-properties officeooo:rsid="00987234"/>
    </style:style>
    <style:style style:name="T13" style:family="text">
      <style:text-properties style:text-position="super 58%" officeooo:rsid="00987234"/>
    </style:style>
    <style:style style:name="T14" style:family="text">
      <style:text-properties style:text-position="super 58%" officeooo:rsid="00a17b18"/>
    </style:style>
    <style:style style:name="T15" style:family="text">
      <style:text-properties style:text-position="0% 100%" officeooo:rsid="00987234"/>
    </style:style>
    <style:style style:name="T16" style:family="text">
      <style:text-properties style:text-position="0% 100%" officeooo:rsid="00a17b18"/>
    </style:style>
    <style:style style:name="T17" style:family="text">
      <style:text-properties officeooo:rsid="009f8990"/>
    </style:style>
    <style:style style:name="T18" style:family="text">
      <style:text-properties officeooo:rsid="00a17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4">Bahubali</text:span></text:p>
      <text:p text:style-name="P4"/>
      <text:p text:style-name="P4"><text:span text:style-name="T1">PROBLEM STATEMENT</text:span>:</text:p>
      <text:p text:style-name="P4"/>
      <text:p text:style-name="P5">Bahubali and Katappa <text:span text:style-name="T2">are known for their war strategies and coordination all over the kingdom of Mahishmati.</text:span></text:p>
      <text:p text:style-name="P6">They <text:span text:style-name="T3">have adopted a unique way to communicate in times of war so that the enemy could not decipher their plans.</text:span></text:p>
      <text:p text:style-name="P6"/>
      <text:p text:style-name="P7">Given N strings <text:span text:style-name="T5">to communicate, you need to encrypt and display each of them in a new line.</text:span></text:p>
      <text:p text:style-name="P1"/>
      <text:p text:style-name="P1"><text:span text:style-name="T6">The encrypted string is the reverse of the string obtained after replacing ‘a’ by ‘z’, ‘b’ by ‘y’, . . . . , ‘y’ by ‘b’ and ‘z’ by ‘a’ in the original string.</text:span></text:p>
      <text:p text:style-name="P11">Similarly, ‘<text:span text:style-name="T10">A’ is replaced by ‘z’, ‘B’ by ‘y’ and so on.</text:span></text:p>
      <text:p text:style-name="P2"/>
      <text:p text:style-name="P12">Help them <text:span text:style-name="T11">to win over Kalkeya’s strong army by encrypting all the messages.</text:span></text:p>
      <text:p text:style-name="P2"/>
      <text:p text:style-name="P9"><text:span text:style-name="T7">Note :-</text:span> </text:p>
      <text:p text:style-name="P9"/>
      <text:p text:style-name="P9"><text:span text:style-name="T8">- The original strings can be a combination of uppercase and lowercase letters.</text:span></text:p>
      <text:p text:style-name="P2"/>
      <text:p text:style-name="P13">- <text:s/>You need to display the <text:span text:style-name="T9">encrypted </text:span>strings in lowercase letters.</text:p>
      <text:p text:style-name="P13"/>
      <text:p text:style-name="P13"/>
      <text:p text:style-name="P14">The <text:span text:style-name="T18">length over all N strings &lt;= 10</text:span><text:span text:style-name="T14">6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33:07.278533997</meta:creation-date>
    <dc:date>2019-09-26T18:17:22.586167088</dc:date>
    <meta:editing-duration>PT43M58S</meta:editing-duration>
    <meta:editing-cycles>70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52" meta:character-count="820" meta:non-whitespace-character-count="673"/>
  </office:meta>
</office:document-meta>
</file>